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16659*"/>
    </style:style>
    <style:style style:name="BudgetActor.B" style:family="table-column">
      <style:table-column-properties style:column-width="12.679cm" style:rel-column-width="48876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4075136" text:id="ct114075136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4044688" text:id="ct11404468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4075384" text:id="ct11407538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4998504" text:id="ct11499850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5249520" text:id="ct115249520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5039208" text:id="ct115039208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5386232" text:id="ct11538623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5384848" text:id="ct115384848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5249080" text:id="ct115249080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5250400" text:id="ct1152504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252160" text:id="ct11525216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6164992" text:id="ct116164992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4047368" text:id="ct11404736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809192" text:id="ct11380919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045200" text:id="ct1140452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95328" text:id="ct1159953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1963768" text:id="ct1119637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1635888" text:id="ct11163588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777208" text:id="ct11277720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63488" text:id="ct11296348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65999304" text:id="ct659993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723008" text:id="ct11272300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525000" text:id="ct11252500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577976" text:id="ct1125779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475936" text:id="ct11247593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695592" text:id="ct112695592">
          <text:insertion>
            <office:change-info>
              <dc:creator>Luc Saffre</dc:creator>
              <dc:date>2012-06-06T11:03:00</dc:date>
            </office:change-info>
          </text:insertion>
        </text:changed-region>
        <text:changed-region xml:id="ct113071240" text:id="ct113071240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2860448" text:id="ct112860448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2716456" text:id="ct112716456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2547960" text:id="ct112547960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4075136"/>self<text:change-end text:change-id="ct114075136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4044688"/>actor.header<text:change-end text:change-id="ct114044688"/><office:annotation><dc:creator>Luc Saffre</dc:creator><dc:date>2012-06-06T11:00:52.62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4075384"/>actor.person<text:change-end text:change-id="ct114075384"/><office:annotation><dc:creator>Luc Saffre</dc:creator><dc:date>2012-06-06T11:03:55.63</dc:date><text:p text:style-name="P5"><text:span text:style-name="T2">do text if actor.person</text:span></text:p></office:annotation><text:line-break/><text:change-start text:change-id="ct114998504"/>actor.person.address_location(', ')<text:change-end text:change-id="ct114998504"/></text:p>
            <text:p text:style-name="Text_20_body"><office:annotation><dc:creator>Luc Saffre</dc:creator><dc:date>2012-06-06T11:04:42.63</dc:date><text:p text:style-name="P5"><text:span text:style-name="T2">do text if actor.household</text:span></text:p></office:annotation><text:change-start text:change-id="ct115249520"/>actor.household.address(', ')<text:change-end text:change-id="ct115249520"/> (<text:change-start text:change-id="ct115039208"/>actor.household.type<text:change-end text:change-id="ct115039208"/>)</text:p>
            <text:p text:style-name="Text_20_body">Kontakt: <text:change-start text:change-id="ct115386232"/>actor.partner.gsm<text:change-end text:change-id="ct115386232"/>, <text:change-start text:change-id="ct115384848"/>actor.partner.email<text:change-end text:change-id="ct115384848"/></text:p>
            <text:p text:style-name="Text_20_body"><text:change-start text:change-id="ct115249080"/>actor.remark<text:change-end text:change-id="ct115249080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5250400"/>self.actor2.header<text:change-end text:change-id="ct115250400"/></text:p>
          </table:table-cell>
          <table:table-cell table:style-name="Table1.A1" office:value-type="string">
            <text:p text:style-name="P3"><text:change-start text:change-id="ct115252160"/>self.actor3.header<text:change-end text:change-id="ct115252160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63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6164992"/>self.actor2.person<text:change-end text:change-id="ct116164992"/></text:p>
          </table:table-cell>
          <table:table-cell table:style-name="Table1.A1" office:value-type="string">
            <text:p text:style-name="P3"><text:change-start text:change-id="ct114047368"/>self.actor3.person<text:change-end text:change-id="ct114047368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3809192"/>self.actor2.partner.address_location(', ')<text:change-end text:change-id="ct113809192"/></text:p>
          </table:table-cell>
          <table:table-cell table:style-name="Table1.A1" office:value-type="string">
            <text:p text:style-name="P3"><text:change-start text:change-id="ct114045200"/>self.actor3.partner.address_location(', ')<text:change-end text:change-id="ct114045200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5995328"/>self.actor2.partner.phone<text:change-end text:change-id="ct115995328"/></text:p>
          </table:table-cell>
          <table:table-cell table:style-name="Table1.A1" office:value-type="string">
            <text:p text:style-name="Table_20_Contents"><text:change-start text:change-id="ct111963768"/>self.actor3.partner.phone<text:change-end text:change-id="ct111963768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1635888"/>self.actor2.partner.email<text:change-end text:change-id="ct111635888"/></text:p>
          </table:table-cell>
          <table:table-cell table:style-name="Table1.A1" office:value-type="string">
            <text:p text:style-name="P3"><text:change-start text:change-id="ct112777208"/>self.actor3.partner.email<text:change-end text:change-id="ct112777208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2963488"/>dtos(self.actor2.person.birth_date)<text:change-end text:change-id="ct112963488"/></text:p>
          </table:table-cell>
          <table:table-cell table:style-name="Table1.A1" office:value-type="string">
            <text:p text:style-name="Table_20_Contents"><text:change-start text:change-id="ct65999304"/>dtos(self.actor3.person.birth_date)<text:change-end text:change-id="ct65999304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2723008"/>self.actor2.remark<text:change-end text:change-id="ct112723008"/></text:p>
          </table:table-cell>
          <table:table-cell table:style-name="Table1.A1" office:value-type="string">
            <text:p text:style-name="P3"><text:change-start text:change-id="ct112525000"/>self.actor3.remark<text:change-end text:change-id="ct112525000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2577976"/>self.actor2.person.civil_state<text:change-end text:change-id="ct112577976"/></text:p>
          </table:table-cell>
          <table:table-cell table:style-name="Table1.A1" office:value-type="string">
            <text:p text:style-name="P3"><text:change-start text:change-id="ct112475936"/>self.actor3.person.civil_state<text:change-end text:change-id="ct112475936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<text:change-start text:change-id="ct112695592"/>self.intro<text:change-end text:change-id="ct112695592"/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.65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13071240"/>group<text:change-end text:change-id="ct113071240"/></text:h>
        <text:p text:style-name="Text_20_body">bla<office:annotation><dc:creator>Luc Saffre</dc:creator><dc:date>2012-04-21T22:46:05.65</dc:date><text:p text:style-name="P5"><text:span text:style-name="T2">do section for group in self.account_groups('IEALC')</text:span></text:p></office:annotation> <office:annotation><dc:creator>Luc Saffre</dc:creator><dc:date>2012-04-21T23:35:34.67</dc:date><text:p text:style-name="P5"><text:span text:style-name="T2">do text</text:span></text:p><text:p text:style-name="P5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><office:annotation><dc:creator>Luc Saffre</dc:creator><dc:date>2012-05-18T07:00:18.67</dc:date><text:p text:style-name="P5"><text:span text:style-name="T3">do text</text:span></text:p><text:p text:style-name="P5"><text:span text:style-name="T3">from table(ar.spawn('debts.BudgetSummary',master_instance=self))</text:span></text:p></office:annotation>bla</text:p>
      <text:p text:style-name="Standard"/>
      <text:h text:style-name="Heading_20_2" text:outline-level="2"><text:soft-page-break/>Répartition au marc-le-franc</text:h>
      <text:p text:style-name="Standard"><office:annotation><dc:creator>Luc Saffre</dc:creator><dc:date>2012-06-03T10:58:51.67</dc:date><text:p text:style-name="P5"><text:span text:style-name="T2">do text</text:span></text:p><text:p text:style-name="P5"><text:span text:style-name="T2">from table(self.DistByBudget(ar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.67</dc:date><text:p text:style-name="P5"><text:span text:style-name="T2">do section if self.conclusion</text:span></text:p></office:annotation>Schlussfolgerung</text:h>
        <text:p text:style-name="Standard"><text:change-start text:change-id="ct112860448"/>self.conclusion<text:change-end text:change-id="ct112860448"/></text:p>
        <text:p text:style-name="Standard"/>
      </text:section>
      <text:p text:style-name="Standard"/>
      <text:p text:style-name="Standard">Name des Schuldnerberaters: <text:change-start text:change-id="ct112716456"/>self.user<text:change-end text:change-id="ct112716456"/></text:p>
      <text:p text:style-name="P1">Budget erstellt am : <text:change-start text:change-id="ct112547960"/>dtosl(self.date)<text:change-end text:change-id="ct112547960"/></text:p>
      <text:p text:style-name="P1"><text:span text:style-name="T1">Gedruckt am </text:span><text:span text:style-name="T1"><text:date style:data-style-name="N37" text:date-value="2012-09-10T18:16:21.29">10.09.12</text:date></text:span><text:span text:style-name="T1"> um </text:span><text:span text:style-name="T1"><text:time style:data-style-name="N41" text:time-value="2012-09-10T18:16:21.29">18:14:52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9-10T18:16:21.07</dc:date>
    <dc:creator>Luc Saffre</dc:creator>
    <meta:editing-duration>PT17H29M1S</meta:editing-duration>
    <meta:editing-cycles>75</meta:editing-cycles>
    <meta:generator>LibreOffice/3.4$Win32 LibreOffice_project/340m1$Build-402</meta:generator>
    <meta:document-statistic meta:table-count="3" meta:image-count="0" meta:object-count="0" meta:page-count="2" meta:paragraph-count="51" meta:word-count="113" meta:character-count="1157" meta:non-whitespace-character-count="1101"/>
  </office:meta>
</office:document-meta>
</file>